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ae05" officeooo:paragraph-rsid="0003ae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 quia  v quia non numquam i a m m quaerat voluptatem. a mem rporis suscipit oam, i ur? Qm vel eum  qui  ea , quam nihil molestiae onsequatur, vel , qui m m , quo voluptas ?<text:line-break/><text:line-break/>[33] At vero eos et accusamus et iusto odio dignissimos ducimus, qui blanditiis praesentium voluptatum deleniti atque corrupti, quos dolores et quas molestias i i e v, similique , ia i,  et dolorum fuga.  quim rum t a nctio. o e,  est ndi optio, cumque nihil impedit, quo minus id, e e us, as us. Temporibus autem quibusdam et aut officiis debitis aut rerum necessitatibus saepe eveniet, ut et voluptates repudiandae sint et molestiae non recusandae. Itaque earum rer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24:40.499586607</meta:creation-date>
    <dc:date>2024-06-02T17:27:01.595170531</dc:date>
    <meta:editing-duration>PT2M21S</meta:editing-duration>
    <meta:editing-cycles>1</meta:editing-cycles>
    <meta:document-statistic meta:table-count="0" meta:image-count="0" meta:object-count="0" meta:page-count="1" meta:paragraph-count="1" meta:word-count="177" meta:character-count="1057" meta:non-whitespace-character-count="874"/>
    <meta:generator>LibreOffice/24.2.0.3$Linux_X86_64 LibreOffice_project/420$Build-3</meta:generator>
  </office:meta>
</office:document-meta>
</file>